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Arial" fo:font-size="12pt" officeooo:rsid="00011023" officeooo:paragraph-rsid="00011023" fo:background-color="transparent" style:font-size-asian="12pt" style:font-size-complex="12pt"/>
    </style:style>
    <style:style style:name="P2" style:family="paragraph" style:parent-style-name="Standard">
      <style:paragraph-properties style:line-height-at-least="0.503cm"/>
      <style:text-properties style:use-window-font-color="true" style:font-name="Arial" fo:font-size="12pt" fo:background-color="transparent" style:font-size-asian="12pt" style:font-size-complex="12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a9955" style:font-name="Consolas" fo:font-size="10.5pt" fo:font-weight="normal"/>
    </style:style>
    <style:style style:name="T2" style:family="text">
      <style:text-properties fo:color="#6a9955" style:font-name="Consolas" fo:font-size="10.5pt" fo:font-weight="normal" fo:background-color="#ffffff" loext:char-shading-value="0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font-size="10.5pt" fo:font-weight="normal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Exercício: Fichamento de Artigo</text:span></text:p>
      <text:p text:style-name="P1"><text:span text:style-name="T5"/></text:p>
      <text:p text:style-name="P2"><text:span text:style-name="T5">Aluno: Wekler Mendes Sarmento</text:span></text:p>
      <text:p text:style-name="P2"><text:span text:style-name="T5"/></text:p>
      <text:p text:style-name="P2"><text:span text:style-name="T5"/></text:p>
      <text:p text:style-name="P2">“Seu fichamento deverá conter um parágrafo para cada item abaixo:”</text:p>
      <text:p text:style-name="P2"/>
      <text:p text:style-name="P2"/>
      <text:p text:style-name="P3"><text:span text:style-name="T6">“O que o artigo propõe? Qual é a novidade que ele apresenta?”</text:span></text:p>
      <text:p text:style-name="P3">O artigo propõe uma metodologia experimental para avaliação de abordagens de aprendizado de máquina para diagnóstico de falhas baseado em sinais de vibrações, utilizando técnicas que produzem resultados com melhor qualidade e mais realistas. Porém, a novidade seria utilizar um framework de validação ao invés de utilizar apenas a divisão treino-validação-teste usual, bem como mostrar que Cross Validation Aninhado é mais confiável que o Cross Validation Simples.</text:p>
      <text:p text:style-name="P3"/>
      <text:p text:style-name="P3"/>
      <text:p text:style-name="P4">“Como os experimentos do artigo são modelados para corroborar a hipótese proposta?”</text:p>
      <text:p text:style-name="P3">Utilizaram a base de dados mais, provavelmente, seja a referenciada na literatura científica (Case Western Reserve University Bearing Data), isolando completamente a base de teste (evitando que um mesmo dado fosse usado em ambos: no ajuste do hiperparâmetro e no teste do classificador resultante), evitando a similaridade do bias (ou seja, pedaços do mesmo sinal fossem utilizados no conjunto de dados e teste), fazendo a verificação estatisticamente das diferenças significantes e ainda permitindo a reprodutibilidade.</text:p>
      <text:p text:style-name="P3"/>
      <text:p text:style-name="P3"/>
      <text:p text:style-name="P4">“Quais os pontos fortes do artigo?”</text:p>
      <text:p text:style-name="P3">Utilizam para teste uma base amplamente referenciado para estudo e testes; utilizam técnicas que corroboram para a qualidade dos resultados; utilizam meios para evitam o otimismo nos resultados, fazendo a análise mais próximo da realidade.</text:p>
      <text:p text:style-name="P3"/>
      <text:p text:style-name="P4">“Quais os pontos fracos dele?”</text:p>
      <text:p text:style-name="P3">Mesmo os autores realizando os cuidados e tecnicas para evitar o superotimismo, ainda assim afirmaram que podem existir dados que por si só são superotimistas. De acordo com os resultados estatísticos, os experimentos tiveram uma queda na performance e demandavam muito poder de processamento, uma vez tentado evitar a similaridade do bias.</text:p>
      <text:p text:style-name="P3"/>
      <text:p text:style-name="P3"/>
      <text:p text:style-name="P4">“O artigo está relacionado de alguma forma com o seu projeto de dissertação? Por quê?”</text:p>
      <text:p text:style-name="P3">Não. Pois a priori estamos tendenciados utilizar um protocolo IoT (MQTT) em conjunto com outras tecnologias de Nuvem (Amazon, Google...), a fim de prover uma solução aplicada em iluminação pública de cidades inteligentes. Mas ainda estamos delimitando o problema e apesar de ser uma possibilidade de se utilizar machine learning, ainda não é algo concre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1-03-22T08:30:15.067000000</dc:date>
    <meta:editing-duration>PT6M4S</meta:editing-duration>
    <meta:editing-cycles>1</meta:editing-cycles>
    <meta:document-statistic meta:table-count="0" meta:image-count="0" meta:object-count="0" meta:page-count="1" meta:paragraph-count="13" meta:word-count="352" meta:character-count="2340" meta:non-whitespace-character-count="2001"/>
  </office:meta>
</office:document-meta>
</file>